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odule1.xml" manifest:media-type="text/xml"/>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itre de l'article</text:p>
      <text:p text:style-name="Signature">Prénom et Nom</text:p>
      <text:p text:style-name="chapeau">Ceci est le chapeau de l'article. Il s'agit d'une courte introduction au sujet ou à la problématique. Essayer d'être explicite et de donner envie au lecteur de poursuivre la lecture de l'article.</text:p>
      <text:p text:style-name="Heading_20_1">1. Titre de niveau 1</text:p>
      <text:p text:style-name="Normal">Paragraphe en style « Normal ». </text:p>
      <text:p text:style-name="code"># Une entrée typique de menu.lst</text:p>
      <text:p text:style-name="code">title= DEBIAN GNU/Linux 2.6.24 (hdc3 - ext3)</text:p>
      <text:p text:style-name="code">kernel= (hd1,2)/boot/vmlinuz-2.6.24-1-686 root=/dev/hdc3 vga=extended</text:p>
      <text:p text:style-name="code">initrd (hd1,2)/boot/initrd.img-2.6.24-1-686</text:p>
      <text:p text:style-name="Normal">Paragraphe en «Normal». On fait ici mention d'un élément de la configuration : L'étiquette <text:span text:style-name="code_5f_par">title</text:span> permet d'ajouter un titre dans les menus de GRUB. La commande <text:span text:style-name="code_5f_par">grub-install</text:span> permet l'installation du <text:span text:style-name="italic">bootloader</text:span> (Attention ! Cet italique est généré par le style « italic » et non par l'icône italique d'OpenOffice, idem pour le gras). Nous pouvons spécifier le mode graphique à utiliser avec l'option <text:span text:style-name="code_5f_par">vga </text:span>:</text:p>
      <text:p text:style-name="code"># Une entrée typique de menu.lst</text:p>
      <text:p text:style-name="code">title= DEBIAN GNU/Linux 2.6.24 (hdc3 - ext3)</text:p>
      <text:p text:style-name="code">kernel= (hd1,2)/boot/vmlinuz-2.6.24-1-686 root=/dev/hdc3 <text:span text:style-name="code_5f_em">vga=extended</text:span></text:p>
      <text:p text:style-name="code">initrd (hd1,2)/boot/initrd.img-2.6.24-1-686</text:p>
      <text:p text:style-name="pragma">/// Ceci est une note : Attention !///</text:p>
      <text:p text:style-name="note">Note notenote note notenote, note note note notenote. Bla notenote note notenote, note note note notenote. Bla notenote note notenote, note note note notenote. Bla notenote note notenote, note note note notenote. Bla notenote note notenote, note note note notenote. Bla notenote note notenote, note note note notenote. Bla notenote note notenote, note note note notenote. Bla notenote note notenote, note note note notenote.</text:p>
      <text:p text:style-name="pragma">/// Fin du bloc note///</text:p>
      <text:p text:style-name="Normal">Les sessions de commandes interactives sont à utiliser avec le style « console ». On peut également mettre en évidence certaines parties, grâce au style « code_em » : </text:p>
      <text:p text:style-name="console">% cat dma</text:p>
      <text:p text:style-name="console">2: floppy</text:p>
      <text:p text:style-name="console">3: <text:span text:style-name="code_5f_em">parport0</text:span></text:p>
      <text:p text:style-name="console">4: cascade</text:p>
      <text:p text:style-name="Normal">Plus d'informations sur GRUB sur le site officiel : <text:span text:style-name="url">http://www.gnu.org/software/grub/</text:span></text:p>
      <text:p text:style-name="Normal">Vous pouvez également insérer des listes à puces ou numérotées dans votre article, comme ceci :</text:p>
      <text:p text:style-name="Normal">-item 1</text:p>
      <text:p text:style-name="Normal">-item 2</text:p>
      <text:p text:style-name="Normal">-item 3</text:p>
      <text:p text:style-name="Normal">-etc.</text:p>
      <text:p text:style-name="Normal">Notez que nous n'utilisons pas les puces/numérotations automatiques d'OpenOffice ici !!</text:p>
      <text:p text:style-name="Normal">De même, les tableaux doivent être présentés le plus simplement possible, par exemple :</text:p>
      <table:table table:name="Tableau1" table:style-name="Tableau1">
        <table:table-column table:style-name="Tableau1.A" table:number-columns-repeated="3"/>
        <table:table-row>
          <table:table-cell table:style-name="Tableau1.A1" office:value-type="string">
            <text:p text:style-name="Normal">blabla</text:p>
          </table:table-cell>
          <table:table-cell table:style-name="Tableau1.A1" office:value-type="string">
            <text:p text:style-name="Normal">blabla</text:p>
          </table:table-cell>
          <table:table-cell table:style-name="Tableau1.C1" office:value-type="string">
            <text:p text:style-name="Normal">blabla</text:p>
          </table:table-cell>
        </table:table-row>
        <table:table-row>
          <table:table-cell table:style-name="Tableau1.A2" office:value-type="string">
            <text:p text:style-name="Normal">blabla</text:p>
          </table:table-cell>
          <table:table-cell table:style-name="Tableau1.A2" office:value-type="string">
            <text:p text:style-name="Normal">blabla</text:p>
          </table:table-cell>
          <table:table-cell table:style-name="Tableau1.C2" office:value-type="string">
            <text:p text:style-name="Normal">blabla</text:p>
          </table:table-cell>
        </table:table-row>
      </table:table>
      <text:p text:style-name="Normal">N'intégrez pas vos images dans le fichier OpenOffice, mais faites-en mention avec le style « pragma ». Exemple : </text:p>
      <text:p text:style-name="pragma">/// Image : grub_figure1.png ///</text:p>
      <text:p text:style-name="legende">Fig. 1 : Exemple d'écran de démarrage GRUB. Une légende peut être une simple phrase ou même la mention du numéro de figure. Cependant, pour certaines articles, il peut s'agir de plusieurs paragraphes, d'où la nécessiter d'utiliser le style « pragma ».</text:p>
      <text:p text:style-name="pragma">/// Fin légende ///</text:p>
      <text:p text:style-name="Normal">Lorsqu'on décrit une interface graphique ou texte (pas les lignes de commandes, les interfaces en mode texte comme Midnight Commander par exemple), il est possible de faire référence aux menus et options avec le style « menu ». Exemple : Cochez l'option <text:span text:style-name="menu">Auto-connexion</text:span> dans la fenêtre des options qui apparaît <text:soft-page-break/>via le menu <text:span text:style-name="menu">Fichier &gt; Préférences</text:span>. </text:p>
      <text:p text:style-name="Normal">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text:p>
      <text:p text:style-name="Heading_20_2">1.1 Titre de niveau 2</text:p>
      <text:p text:style-name="Normal">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text:p>
      <text:p text:style-name="Normal">Bla blabla bla blabla, bla bla bla blabla. Bla blabla bla blabla, bla bla bla blabla. Bla blabla bla blabla, bla bla bla blabla. Bla blabla bla blabla, bla bla bla blabla.</text:p>
      <text:p text:style-name="Heading_20_3">1.1.1 Titre de niveau 3</text:p>
      <text:p text:style-name="Normal">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text:p>
      <text:p text:style-name="Normal">Bla blabla bla blabla, bla bla bla blabla. Bla blabla bla blabla, bla bla bla blabla. Bla blabla bla blabla, bla bla bla blabla. Bla blabla bla blabla, bla bla bla blabla.</text:p>
      <text:p text:style-name="Heading_20_4">1.1.1.1 Titre de niveau 4</text:p>
      <text:p text:style-name="Normal">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text:p>
      <text:p text:style-name="Normal">Bla blabla bla blabla, bla bla bla blabla. Bla blabla bla blabla, bla bla bla blabla. Bla blabla bla blabla, bla bla bla blabla. Bla blabla bla blabla, bla bla bla blabla.</text:p>
      <text:p text:style-name="Standard"/>
      <text:p text:style-name="Signature">Denis Bodor db@ed-diamond.com lefinnois@lefinnois.net</text:p>
      <text:p text:style-name="Signature">Rédacteur en chef de GLMF. Utilisateur GNU/Linux depuis 1994. Randonneur du jardin magiqu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Signature" style:family="paragraph" style:parent-style-name="Standard" style:class="text">
      <style:paragraph-properties fo:text-align="end" style:justify-single-word="false" text:number-lines="false" text:line-number="0"/>
      <style:text-properties style:font-name="Arial" fo:font-family="Arial" style:font-style-name="Gras" style:font-family-generic="swiss" style:font-pitch="variable" fo:font-size="8pt" fo:font-weight="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Black" fo:font-family="'Arial Black'" style:font-style-name="Gras" style:font-family-generic="swiss" style:font-pitch="variable" fo:font-size="24pt" fo:font-weight="bold"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ahoma" fo:font-family="Tahoma" style:font-style-name="Normal" style:font-family-generic="swiss" style:font-pitch="variable" fo:font-size="16pt" fo:font-weight="normal" style:font-name-asian="Lucida Sans Unicode" style:font-family-asian="'Lucida Sans Unicode'" style:font-pitch-asian="variable" style:font-size-asian="24pt" style:font-weight-asian="bold" style:font-name-complex="Tahoma2" style:font-family-complex="Tahoma"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Tahoma" fo:font-family="Tahoma" style:font-style-name="Normal" style:font-family-generic="swiss" style:font-pitch="variable" fo:font-size="14pt" fo:font-weight="normal" style:font-name-asian="Lucida Sans Unicode" style:font-family-asian="'Lucida Sans Unicode'" style:font-pitch-asian="variable" style:font-size-asian="18pt" style:font-weight-asian="bold" style:font-name-complex="Tahoma2" style:font-family-complex="Tahoma"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ahoma" fo:font-family="Tahoma" style:font-style-name="Normal" style:font-family-generic="swiss"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ahoma1" fo:font-family="Tahoma" style:font-style-name="Gras" style:font-family-generic="swiss" style:font-pitch="variable" fo:font-size="10pt" fo:font-weight="bold" style:font-name-asian="Lucida Sans Unicode" style:font-family-asian="'Lucida Sans Unicode'" style:font-pitch-asian="variable" style:font-size-asian="12pt" style:font-weight-asian="bold" style:font-name-complex="Tahoma2"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 style:family="paragraph" style:parent-style-name="Standard" style:master-page-name="">
      <style:paragraph-properties fo:margin-top="0.199cm" fo:margin-bottom="0.101cm" loext:contextual-spacing="false" style:page-number="auto"/>
      <style:text-properties style:font-name="Arial1" fo:font-family="Arial" style:font-style-name="Normal" style:font-family-generic="swiss" style:font-pitch="variable" fo:font-size="10pt"/>
    </style:style>
    <style:style style:name="chapeau" style:family="paragraph" style:parent-style-name="Normal" style:next-style-name="Normal">
      <style:text-properties style:font-name="Arial Black1" fo:font-family="'Arial Black'" style:font-style-name="Italique gras" style:font-family-generic="swiss" style:font-pitch="variable" fo:font-size="11pt" fo:font-style="italic" fo:font-weight="bold"/>
    </style:style>
    <style:style style:name="legende" style:family="paragraph" style:parent-style-name="Normal" style:next-style-name="Normal">
      <style:text-properties style:font-name="Arial Narrow" fo:font-family="'Arial Narrow'" style:font-style-name="Italique" style:font-family-generic="swiss" style:font-pitch="variable"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loext:graphic-properties draw:fill="solid" draw:fill-color="#ffffcc" draw:opacity="100%"/>
      <style:paragraph-properties fo:margin-top="0cm" fo:margin-bottom="0cm" loext:contextual-spacing="false" style:page-number="auto" fo:background-color="#ffffcc"/>
      <style:text-properties style:font-name="Courier New" fo:font-family="'Courier New'" style:font-family-generic="modern" style:font-pitch="fixed" fo:font-size="8pt"/>
    </style:style>
    <style:style style:name="pragma" style:family="paragraph" style:parent-style-name="Normal" style:next-style-name="Normal" style:master-page-name="">
      <loext:graphic-properties draw:fill="solid" draw:fill-color="#ff0000" draw:opacity="100%"/>
      <style:paragraph-properties style:page-number="auto" fo:background-color="#ff0000" style:shadow="none">
        <style:tab-stops/>
      </style:paragraph-properties>
      <style:text-properties fo:font-style="italic"/>
    </style:style>
    <style:style style:name="console" style:family="paragraph" style:parent-style-name="Normal" style:next-style-name="Normal" style:master-page-name="">
      <loext:graphic-properties draw:fill="solid" draw:fill-color="#000000" draw:opacity="100%"/>
      <style:paragraph-properties fo:margin-top="0cm" fo:margin-bottom="0cm" loext:contextual-spacing="false" fo:line-height="100%" style:page-number="auto" fo:background-color="#000000"/>
      <style:text-properties fo:color="#ffffff" style:font-name="Courier New" fo:font-family="'Courier New'" style:font-family-generic="modern" style:font-pitch="fixed" fo:font-size="8pt"/>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dc2300" style:font-name="Bitstream Vera Sans Mono" fo:font-family="'Bitstream Vera Sans Mono'" style:font-style-name="Gras" style:font-family-generic="modern" style:font-pitch="fixed" fo:font-size="9pt" fo:font-weight="bold"/>
    </style:style>
    <style:style style:name="code_5f_em" style:display-name="code_em" style:family="text">
      <style:text-properties fo:color="#ff0000" style:font-name="Letter Gothic MT" fo:font-family="'Letter Gothic MT'" style:font-style-name="Gras" style:font-family-generic="modern" style:font-pitch="variable" fo:font-size="9pt" fo:font-weight="bold"/>
    </style:style>
    <style:style style:name="menu" style:family="text">
      <style:text-properties style:font-name="Arial2" fo:font-family="Arial" style:font-style-name="Gras Italique" style:font-family-generic="swiss" style:font-pitch="variable" fo:font-size="9pt" fo:font-style="italic" fo:font-weight="bold"/>
    </style:style>
    <style:style style:name="url" style:family="text">
      <style:text-properties style:font-name="Arial" fo:font-family="Arial" style:font-style-name="Gras" style:font-family-generic="swiss" style:font-pitch="variable" fo:font-size="10pt" fo:font-weight="bold"/>
    </style:style>
    <style:style style:name="gras" style:family="text">
      <style:text-properties fo:font-weight="bold"/>
    </style:style>
    <style:style style:name="italic" style:family="text">
      <style:text-properties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iamond_editions</dc:title>
    <meta:creation-date>2020-05-05T23:19:53.608345886</meta:creation-date>
    <dc:language>fr-FR</dc:language>
    <meta:editing-cycles>1</meta:editing-cycles>
    <meta:editing-duration>P0D</meta:editing-duration>
    <meta:initial-creator>Alain Basty</meta:initial-creator>
    <meta:document-statistic meta:table-count="1" meta:image-count="0" meta:object-count="0" meta:page-count="2" meta:paragraph-count="53" meta:word-count="841" meta:character-count="5021" meta:non-whitespace-character-count="4229"/>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Option Explicit

sub comptage
rem ----------------------------------------------------------------------
rem define variables
dim document   as object
dim dispatcher as object
dim symboles as Long	
dim documentInfo as Object
dim gna as object
rem ----------------------------------------------------------------------
rem get access to the document
document   = ThisComponent.CurrentController.Frame
dispatcher = createUnoService("com.sun.star.frame.DispatchHelper")

rem ----------------------------------------------------------------------
dim args1(18) as new com.sun.star.beans.PropertyValue
args1(0).Name = "SearchItem.StyleFamily"
args1(0).Value = 2
args1(1).Name = "SearchItem.CellType"
args1(1).Value = 0
args1(2).Name = "SearchItem.RowDirection"
args1(2).Value = true
args1(3).Name = "SearchItem.AllTables"
args1(3).Value = false
args1(4).Name = "SearchItem.Backward"
args1(4).Value = false
args1(5).Name = "SearchItem.Pattern"
args1(5).Value = false
args1(6).Name = "SearchItem.Content"
args1(6).Value = false
args1(7).Name = "SearchItem.AsianOptions"
args1(7).Value = false
args1(8).Name = "SearchItem.AlgorithmType"
args1(8).Value = 0
args1(9).Name = "SearchItem.SearchFlags"
args1(9).Value = 65536
args1(10).Name = "SearchItem.SearchString"
args1(10).Value = " "
args1(11).Name = "SearchItem.ReplaceString"
args1(11).Value = ""
args1(12).Name = "SearchItem.Locale"
args1(12).Value = 255
args1(13).Name = "SearchItem.ChangedChars"
args1(13).Value = 2
args1(14).Name = "SearchItem.DeletedChars"
args1(14).Value = 2
args1(15).Name = "SearchItem.InsertedChars"
args1(15).Value = 2
args1(16).Name = "SearchItem.TransliterateFlags"
args1(16).Value = 1280
args1(17).Name = "SearchItem.Command"
args1(17).Value = 3
args1(18).Name = "Quiet"
args1(18).Value = true

dispatcher.executeDispatch(document, ".uno:ExecuteSearch", "", 0, args1())

rem ----------------------------------------------------------------------
dim args2(18) as new com.sun.star.beans.PropertyValue
args2(0).Name = "SearchItem.StyleFamily"
args2(0).Value = 2
args2(1).Name = "SearchItem.CellType"
args2(1).Value = 0
args2(2).Name = "SearchItem.RowDirection"
args2(2).Value = true
args2(3).Name = "SearchItem.AllTables"
args2(3).Value = false
args2(4).Name = "SearchItem.Backward"
args2(4).Value = false
args2(5).Name = "SearchItem.Pattern"
args2(5).Value = false
args2(6).Name = "SearchItem.Content"
args2(6).Value = false
args2(7).Name = "SearchItem.AsianOptions"
args2(7).Value = false
args2(8).Name = "SearchItem.AlgorithmType"
args2(8).Value = 1
args2(9).Name = "SearchItem.SearchFlags"
args2(9).Value = 65536
args2(10).Name = "SearchItem.SearchString"
args2(10).Value = "\t"
args2(11).Name = "SearchItem.ReplaceString"
args2(11).Value = ""
args2(12).Name = "SearchItem.Locale"
args2(12).Value = 255
args2(13).Name = "SearchItem.ChangedChars"
args2(13).Value = 2
args2(14).Name = "SearchItem.DeletedChars"
args2(14).Value = 2
args2(15).Name = "SearchItem.InsertedChars"
args2(15).Value = 2
args2(16).Name = "SearchItem.TransliterateFlags"
args2(16).Value = 1280
args2(17).Name = "SearchItem.Command"
args2(17).Value = 3
args2(18).Name = "Quiet"
args2(18).Value = true

dispatcher.executeDispatch(document, ".uno:ExecuteSearch", "", 0, args2())

With StarDesktop.CurrentComponent
If Not .supportsService("com.sun.star.text.TextDocument") Then Exit Sub
	symboles = .CharacterCount
End With

MsgBox str(symboles) + " symboles" + Chr(13) + Chr(13), 64, "Décompt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